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rebuchet ms" svg:font-family="'trebuchet ms', gene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653cm" table:align="left"/>
    </style:style>
    <style:style style:name="Table1.A" style:family="table-column">
      <style:table-column-properties style:column-width="2.041cm"/>
    </style:style>
    <style:style style:name="Table1.B" style:family="table-column">
      <style:table-column-properties style:column-width="2.164cm"/>
    </style:style>
    <style:style style:name="Table1.C" style:family="table-column">
      <style:table-column-properties style:column-width="2.05cm"/>
    </style:style>
    <style:style style:name="Table1.D" style:family="table-column">
      <style:table-column-properties style:column-width="1.411cm"/>
    </style:style>
    <style:style style:name="Table1.E" style:family="table-column">
      <style:table-column-properties style:column-width="3.708cm"/>
    </style:style>
    <style:style style:name="Table1.F" style:family="table-column">
      <style:table-column-properties style:column-width="2.279cm"/>
    </style:style>
    <style:style style:name="Table1.1" style:family="table-row">
      <style:table-row-properties fo:background-color="#3d6392">
        <style:background-image/>
      </style:table-row-properties>
    </style:style>
    <style:style style:name="Table1.A1" style:family="table-cell">
      <style:table-cell-properties fo:padding="0.053cm" fo:border="none"/>
    </style:style>
    <style:style style:name="Table2" style:family="table">
      <style:table-properties style:width="9.359cm" table:align="left"/>
    </style:style>
    <style:style style:name="Table2.A" style:family="table-column">
      <style:table-column-properties style:column-width="2.815cm"/>
    </style:style>
    <style:style style:name="Table2.B" style:family="table-column">
      <style:table-column-properties style:column-width="3.708cm"/>
    </style:style>
    <style:style style:name="Table2.C" style:family="table-column">
      <style:table-column-properties style:column-width="2.836cm"/>
    </style:style>
    <style:style style:name="Table2.1" style:family="table-row">
      <style:table-row-properties fo:background-color="#3d6392">
        <style:background-image/>
      </style:table-row-properties>
    </style:style>
    <style:style style:name="Table2.A1" style:family="table-cell">
      <style:table-cell-properties fo:padding="0.053cm" fo:border="none"/>
    </style:style>
    <style:style style:name="Table3" style:family="table">
      <style:table-properties style:width="9.123cm" table:align="left"/>
    </style:style>
    <style:style style:name="Table3.A" style:family="table-column">
      <style:table-column-properties style:column-width="2.815cm"/>
    </style:style>
    <style:style style:name="Table3.B" style:family="table-column">
      <style:table-column-properties style:column-width="2.6cm"/>
    </style:style>
    <style:style style:name="Table3.C" style:family="table-column">
      <style:table-column-properties style:column-width="3.708cm"/>
    </style:style>
    <style:style style:name="Table3.1" style:family="table-row">
      <style:table-row-properties fo:background-color="#3d6392">
        <style:background-image/>
      </style:table-row-properties>
    </style:style>
    <style:style style:name="Table3.A1" style:family="table-cell">
      <style:table-cell-properties fo:padding="0.053cm" fo:border="none"/>
    </style:style>
    <style:style style:name="P1" style:family="paragraph" style:parent-style-name="Standard">
      <style:text-properties fo:font-weight="bold" officeooo:rsid="000222d4" officeooo:paragraph-rsid="000222d4" style:font-weight-asian="bold" style:font-weight-complex="bold"/>
    </style:style>
    <style:style style:name="P2" style:family="paragraph" style:parent-style-name="Standard">
      <style:text-properties fo:font-weight="bold" officeooo:paragraph-rsid="0003c06d" style:font-weight-asian="bold" style:font-weight-complex="bold"/>
    </style:style>
    <style:style style:name="P3" style:family="paragraph" style:parent-style-name="Standard">
      <style:text-properties fo:font-weight="bold" officeooo:rsid="0003c06d" officeooo:paragraph-rsid="00048437" style:font-weight-asian="bold" style:font-weight-complex="bold"/>
    </style:style>
    <style:style style:name="P4" style:family="paragraph" style:parent-style-name="Standard">
      <style:text-properties fo:font-weight="bold" officeooo:paragraph-rsid="00048437" style:font-weight-asian="bold" style:font-weight-complex="bold"/>
    </style:style>
    <style:style style:name="P5" style:family="paragraph" style:parent-style-name="Standard">
      <style:text-properties fo:font-weight="bold" officeooo:rsid="00051185" officeooo:paragraph-rsid="0005118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222d4" officeooo:paragraph-rsid="000222d4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03c06d" officeooo:paragraph-rsid="0003c06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text-properties fo:font-weight="bold" officeooo:rsid="00051185" officeooo:paragraph-rsid="00051185" fo:background-color="#ffff00" style:font-weight-asian="bold" style:font-weight-complex="bold"/>
    </style:style>
    <style:style style:name="P10" style:family="paragraph" style:parent-style-name="Heading_20_4">
      <style:text-properties fo:font-weight="normal" officeooo:rsid="0005b9b4" officeooo:paragraph-rsid="0005b9b4" fo:background-color="#ffff00" style:font-weight-asian="normal" style:font-weight-complex="normal"/>
    </style:style>
    <style:style style:name="P11" style:family="paragraph" style:parent-style-name="Text_20_body">
      <style:text-properties fo:font-weight="normal" officeooo:rsid="0005b9b4" officeooo:paragraph-rsid="0005b9b4" style:font-weight-asian="normal" style:font-weight-complex="normal"/>
    </style:style>
    <style:style style:name="P12" style:family="paragraph" style:parent-style-name="Text_20_body">
      <style:text-properties fo:font-weight="normal" officeooo:rsid="0005b9b4" officeooo:paragraph-rsid="0005b9b4" fo:background-color="#ffff00" style:font-weight-asian="normal" style:font-weight-complex="normal"/>
    </style:style>
    <style:style style:name="P13" style:family="paragraph" style:parent-style-name="Text_20_body">
      <style:text-properties fo:font-weight="normal" officeooo:rsid="00051185" officeooo:paragraph-rsid="00051185" fo:background-color="#ffff00" style:font-weight-asian="normal" style:font-weight-complex="normal"/>
    </style:style>
    <style:style style:name="P14" style:family="paragraph" style:parent-style-name="Text_20_body">
      <style:text-properties fo:font-weight="normal" officeooo:rsid="00141ec7" officeooo:paragraph-rsid="00141ec7" fo:background-color="#ffff00" style:font-weight-asian="normal" style:font-weight-complex="normal"/>
    </style:style>
    <style:style style:name="P15" style:family="paragraph" style:parent-style-name="Text_20_body">
      <style:text-properties fo:font-weight="normal" officeooo:rsid="0005b9b4" officeooo:paragraph-rsid="0005b9b4" fo:background-color="#ffffff" style:font-weight-asian="normal" style:font-weight-complex="normal"/>
    </style:style>
    <style:style style:name="P16" style:family="paragraph" style:parent-style-name="Text_20_body">
      <style:text-properties fo:font-weight="normal" officeooo:rsid="0012083e" officeooo:paragraph-rsid="0012083e" fo:background-color="#ffffff" style:font-weight-asian="normal" style:font-weight-complex="normal"/>
    </style:style>
    <style:style style:name="P17" style:family="paragraph" style:parent-style-name="Text_20_body">
      <style:text-properties officeooo:paragraph-rsid="0005b9b4"/>
    </style:style>
    <style:style style:name="T1" style:family="text">
      <style:text-properties fo:color="#ffffff" style:font-name="trebuchet ms" fo:font-size="8pt"/>
    </style:style>
    <style:style style:name="T2" style:family="text">
      <style:text-properties officeooo:rsid="0003c06d"/>
    </style:style>
    <style:style style:name="T3" style:family="text">
      <style:text-properties fo:font-weight="normal" officeooo:rsid="0005b9b4" fo:background-color="#ffffff" loext:char-shading-value="0" style:font-weight-asian="normal" style:font-weight-complex="normal"/>
    </style:style>
    <style:style style:name="T4" style:family="text">
      <style:text-properties fo:font-weight="normal" officeooo:rsid="00168f92" fo:background-color="#ffffff" loext:char-shading-value="0" style:font-weight-asian="normal" style:font-weight-complex="normal"/>
    </style:style>
    <style:style style:name="T5" style:family="text">
      <style:text-properties officeooo:rsid="0008e6e5"/>
    </style:style>
    <style:style style:name="T6" style:family="text">
      <style:text-properties officeooo:rsid="000ae6d2"/>
    </style:style>
    <style:style style:name="T7" style:family="text">
      <style:text-properties officeooo:rsid="000b0a30"/>
    </style:style>
    <style:style style:name="T8" style:family="text">
      <style:text-properties officeooo:rsid="000d2b3a"/>
    </style:style>
    <style:style style:name="T9" style:family="text">
      <style:text-properties fo:background-color="#ffffff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2fa31" fo:background-color="#ffffff" loext:char-shading-value="0"/>
    </style:style>
    <style:style style:name="T12" style:family="text">
      <style:text-properties officeooo:rsid="00101dff"/>
    </style:style>
    <style:style style:name="T13" style:family="text">
      <style:text-properties officeooo:rsid="0012dd15"/>
    </style:style>
    <style:style style:name="T14" style:family="text">
      <style:text-properties officeooo:rsid="0012fa31"/>
    </style:style>
    <style:style style:name="T15" style:family="text">
      <style:text-properties officeooo:rsid="00141ec7"/>
    </style:style>
    <style:style style:name="T16" style:family="text">
      <style:text-properties officeooo:rsid="0015653a"/>
    </style:style>
    <style:style style:name="T17" style:family="text">
      <style:text-properties officeooo:rsid="001603f0"/>
    </style:style>
    <style:style style:name="T18" style:family="text">
      <style:text-properties officeooo:rsid="00168f92"/>
    </style:style>
    <style:style style:name="T19" style:family="text">
      <style:text-properties officeooo:rsid="001720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TASK II</text:p>
      <text:p text:style-name="P1"/>
      <text:p text:style-name="P1"/>
      <text:p text:style-name="P1"/>
      <text:p text:style-name="P1">Table Name : Work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<text:span text:style-name="Strong_20_Emphasis"><text:span text:style-name="T1">WORKER_ID</text:span></text:span></text:p>
          </table:table-cell>
          <table:table-cell table:style-name="Table1.A1" office:value-type="string">
            <text:p text:style-name="P8"><text:span text:style-name="Strong_20_Emphasis"><text:span text:style-name="T1">FIRST_NAME</text:span></text:span></text:p>
          </table:table-cell>
          <table:table-cell table:style-name="Table1.A1" office:value-type="string">
            <text:p text:style-name="P8"><text:span text:style-name="Strong_20_Emphasis"><text:span text:style-name="T1">LAST_NAME</text:span></text:span></text:p>
          </table:table-cell>
          <table:table-cell table:style-name="Table1.A1" office:value-type="string">
            <text:p text:style-name="P8"><text:span text:style-name="Strong_20_Emphasis"><text:span text:style-name="T1">SALARY</text:span></text:span></text:p>
          </table:table-cell>
          <table:table-cell table:style-name="Table1.A1" office:value-type="string">
            <text:p text:style-name="P8"><text:span text:style-name="Strong_20_Emphasis"><text:span text:style-name="T1">JOINING_DATE</text:span></text:span></text:p>
          </table:table-cell>
          <table:table-cell table:style-name="Table1.A1" office:value-type="string">
            <text:p text:style-name="P8"><text:span text:style-name="Strong_20_Emphasis"><text:span text:style-name="T1">DEPARTMENT</text:span></text:span></text:p>
          </table:table-cell>
        </table:table-row>
        <table:table-row table:style-name="TableLine94228963982848">
          <table:table-cell table:style-name="Table1.A1" office:value-type="string">
            <text:p text:style-name="P8">001</text:p>
          </table:table-cell>
          <table:table-cell table:style-name="Table1.A1" office:value-type="string">
            <text:p text:style-name="P8">Monika</text:p>
          </table:table-cell>
          <table:table-cell table:style-name="Table1.A1" office:value-type="string">
            <text:p text:style-name="P8">Arora</text:p>
          </table:table-cell>
          <table:table-cell table:style-name="Table1.A1" office:value-type="string">
            <text:p text:style-name="P8">100000</text:p>
          </table:table-cell>
          <table:table-cell table:style-name="Table1.A1" office:value-type="string">
            <text:p text:style-name="P8">2014-02-20 09:00:00</text:p>
          </table:table-cell>
          <table:table-cell table:style-name="Table1.A1" office:value-type="string">
            <text:p text:style-name="P8">HR</text:p>
          </table:table-cell>
        </table:table-row>
        <table:table-row table:style-name="TableLine94228967528288">
          <table:table-cell table:style-name="Table1.A1" office:value-type="string">
            <text:p text:style-name="P8">002</text:p>
          </table:table-cell>
          <table:table-cell table:style-name="Table1.A1" office:value-type="string">
            <text:p text:style-name="P8">Niharika</text:p>
          </table:table-cell>
          <table:table-cell table:style-name="Table1.A1" office:value-type="string">
            <text:p text:style-name="P8">Verma</text:p>
          </table:table-cell>
          <table:table-cell table:style-name="Table1.A1" office:value-type="string">
            <text:p text:style-name="P8">80000</text:p>
          </table:table-cell>
          <table:table-cell table:style-name="Table1.A1" office:value-type="string">
            <text:p text:style-name="P8">2014-06-11 09:00:00</text:p>
          </table:table-cell>
          <table:table-cell table:style-name="Table1.A1" office:value-type="string">
            <text:p text:style-name="P8">Admin</text:p>
          </table:table-cell>
        </table:table-row>
        <table:table-row table:style-name="TableLine94228967529376">
          <table:table-cell table:style-name="Table1.A1" office:value-type="string">
            <text:p text:style-name="P8">003</text:p>
          </table:table-cell>
          <table:table-cell table:style-name="Table1.A1" office:value-type="string">
            <text:p text:style-name="P8">Vishal</text:p>
          </table:table-cell>
          <table:table-cell table:style-name="Table1.A1" office:value-type="string">
            <text:p text:style-name="P8">Singhal</text:p>
          </table:table-cell>
          <table:table-cell table:style-name="Table1.A1" office:value-type="string">
            <text:p text:style-name="P8">300000</text:p>
          </table:table-cell>
          <table:table-cell table:style-name="Table1.A1" office:value-type="string">
            <text:p text:style-name="P8">2014-02-20 09:00:00</text:p>
          </table:table-cell>
          <table:table-cell table:style-name="Table1.A1" office:value-type="string">
            <text:p text:style-name="P8">HR</text:p>
          </table:table-cell>
        </table:table-row>
        <table:table-row table:style-name="TableLine94228967530672">
          <table:table-cell table:style-name="Table1.A1" office:value-type="string">
            <text:p text:style-name="P8">004</text:p>
          </table:table-cell>
          <table:table-cell table:style-name="Table1.A1" office:value-type="string">
            <text:p text:style-name="P8">Amitabh</text:p>
          </table:table-cell>
          <table:table-cell table:style-name="Table1.A1" office:value-type="string">
            <text:p text:style-name="P8">Singh</text:p>
          </table:table-cell>
          <table:table-cell table:style-name="Table1.A1" office:value-type="string">
            <text:p text:style-name="P8">500000</text:p>
          </table:table-cell>
          <table:table-cell table:style-name="Table1.A1" office:value-type="string">
            <text:p text:style-name="P8">2014-02-20 09:00:00</text:p>
          </table:table-cell>
          <table:table-cell table:style-name="Table1.A1" office:value-type="string">
            <text:p text:style-name="P8">Admin</text:p>
          </table:table-cell>
        </table:table-row>
        <table:table-row table:style-name="TableLine94228967532080">
          <table:table-cell table:style-name="Table1.A1" office:value-type="string">
            <text:p text:style-name="P8">005</text:p>
          </table:table-cell>
          <table:table-cell table:style-name="Table1.A1" office:value-type="string">
            <text:p text:style-name="P8">Vivek</text:p>
          </table:table-cell>
          <table:table-cell table:style-name="Table1.A1" office:value-type="string">
            <text:p text:style-name="P8">Bhati</text:p>
          </table:table-cell>
          <table:table-cell table:style-name="Table1.A1" office:value-type="string">
            <text:p text:style-name="P8">500000</text:p>
          </table:table-cell>
          <table:table-cell table:style-name="Table1.A1" office:value-type="string">
            <text:p text:style-name="P8">2014-06-11 09:00:00</text:p>
          </table:table-cell>
          <table:table-cell table:style-name="Table1.A1" office:value-type="string">
            <text:p text:style-name="P8">Admin</text:p>
          </table:table-cell>
        </table:table-row>
        <table:table-row table:style-name="TableLine94228964398736">
          <table:table-cell table:style-name="Table1.A1" office:value-type="string">
            <text:p text:style-name="P8">006</text:p>
          </table:table-cell>
          <table:table-cell table:style-name="Table1.A1" office:value-type="string">
            <text:p text:style-name="P8">Vipul</text:p>
          </table:table-cell>
          <table:table-cell table:style-name="Table1.A1" office:value-type="string">
            <text:p text:style-name="P8">Diwan</text:p>
          </table:table-cell>
          <table:table-cell table:style-name="Table1.A1" office:value-type="string">
            <text:p text:style-name="P8">200000</text:p>
          </table:table-cell>
          <table:table-cell table:style-name="Table1.A1" office:value-type="string">
            <text:p text:style-name="P8">2014-06-11 09:00:00</text:p>
          </table:table-cell>
          <table:table-cell table:style-name="Table1.A1" office:value-type="string">
            <text:p text:style-name="P8">Account</text:p>
          </table:table-cell>
        </table:table-row>
        <table:table-row table:style-name="TableLine94228964400064">
          <table:table-cell table:style-name="Table1.A1" office:value-type="string">
            <text:p text:style-name="P8">007</text:p>
          </table:table-cell>
          <table:table-cell table:style-name="Table1.A1" office:value-type="string">
            <text:p text:style-name="P8">Satish</text:p>
          </table:table-cell>
          <table:table-cell table:style-name="Table1.A1" office:value-type="string">
            <text:p text:style-name="P8">Kumar</text:p>
          </table:table-cell>
          <table:table-cell table:style-name="Table1.A1" office:value-type="string">
            <text:p text:style-name="P8">75000</text:p>
          </table:table-cell>
          <table:table-cell table:style-name="Table1.A1" office:value-type="string">
            <text:p text:style-name="P8">2014-01-20 09:00:00</text:p>
          </table:table-cell>
          <table:table-cell table:style-name="Table1.A1" office:value-type="string">
            <text:p text:style-name="P8">Account</text:p>
          </table:table-cell>
        </table:table-row>
        <table:table-row table:style-name="TableLine94228964401392">
          <table:table-cell table:style-name="Table1.A1" office:value-type="string">
            <text:p text:style-name="P8">008</text:p>
          </table:table-cell>
          <table:table-cell table:style-name="Table1.A1" office:value-type="string">
            <text:p text:style-name="P8">Geetika</text:p>
          </table:table-cell>
          <table:table-cell table:style-name="Table1.A1" office:value-type="string">
            <text:p text:style-name="P8">Chauhan</text:p>
          </table:table-cell>
          <table:table-cell table:style-name="Table1.A1" office:value-type="string">
            <text:p text:style-name="P8">90000</text:p>
          </table:table-cell>
          <table:table-cell table:style-name="Table1.A1" office:value-type="string">
            <text:p text:style-name="P8">2014-04-11 09:00:00</text:p>
          </table:table-cell>
          <table:table-cell table:style-name="Table1.A1" office:value-type="string">
            <text:p text:style-name="P8">Admin</text:p>
          </table:table-cell>
        </table:table-row>
      </table:table>
      <text:p text:style-name="Standard"/>
      <text:p text:style-name="P2"/>
      <text:p text:style-name="P2"/>
      <text:p text:style-name="P2"/>
      <text:p text:style-name="P2"><text:span text:style-name="T2">Table Name :</text:span>Bonu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Strong_20_Emphasis"><text:span text:style-name="T1">WORKER_REF_ID</text:span></text:span></text:p>
          </table:table-cell>
          <table:table-cell table:style-name="Table2.A1" office:value-type="string">
            <text:p text:style-name="P8"><text:span text:style-name="Strong_20_Emphasis"><text:span text:style-name="T1">BONUS_DATE</text:span></text:span></text:p>
          </table:table-cell>
          <table:table-cell table:style-name="Table2.A1" office:value-type="string">
            <text:p text:style-name="P8"><text:span text:style-name="Strong_20_Emphasis"><text:span text:style-name="T1">BONUS_AMOUNT</text:span></text:span></text:p>
          </table:table-cell>
        </table:table-row>
        <table:table-row table:style-name="TableLine94228892020016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2016-02-20 00:00:00</text:p>
          </table:table-cell>
          <table:table-cell table:style-name="Table2.A1" office:value-type="string">
            <text:p text:style-name="P8">5000</text:p>
          </table:table-cell>
        </table:table-row>
        <table:table-row table:style-name="TableLine94228966448416"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016-06-11 00:00:00</text:p>
          </table:table-cell>
          <table:table-cell table:style-name="Table2.A1" office:value-type="string">
            <text:p text:style-name="P8">3000</text:p>
          </table:table-cell>
        </table:table-row>
        <table:table-row table:style-name="TableLine94228989722000"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2016-02-20 00:00:00</text:p>
          </table:table-cell>
          <table:table-cell table:style-name="Table2.A1" office:value-type="string">
            <text:p text:style-name="P8">4000</text:p>
          </table:table-cell>
        </table:table-row>
        <table:table-row table:style-name="TableLine94228890961808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2016-02-20 00:00:00</text:p>
          </table:table-cell>
          <table:table-cell table:style-name="Table2.A1" office:value-type="string">
            <text:p text:style-name="P8">4500</text:p>
          </table:table-cell>
        </table:table-row>
        <table:table-row table:style-name="TableLine94228890962608"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016-06-11 00:00:00</text:p>
          </table:table-cell>
          <table:table-cell table:style-name="Table2.A1" office:value-type="string">
            <text:p text:style-name="P8">3500</text:p>
          </table:table-cell>
        </table:table-row>
      </table:table>
      <text:p text:style-name="P7"/>
      <text:p text:style-name="P4"/>
      <text:p text:style-name="P4"/>
      <text:p text:style-name="P4"/>
      <text:p text:style-name="P4"><text:span text:style-name="T2">Table Name :</text:span>Title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<text:span text:style-name="Strong_20_Emphasis"><text:span text:style-name="T1">WORKER_REF_ID</text:span></text:span></text:p>
          </table:table-cell>
          <table:table-cell table:style-name="Table3.A1" office:value-type="string">
            <text:p text:style-name="P8"><text:span text:style-name="Strong_20_Emphasis"><text:span text:style-name="T1">WORKER_TITLE</text:span></text:span></text:p>
          </table:table-cell>
          <table:table-cell table:style-name="Table3.A1" office:value-type="string">
            <text:p text:style-name="P8"><text:span text:style-name="Strong_20_Emphasis"><text:span text:style-name="T1">AFFECTED_FROM</text:span></text:span></text:p>
          </table:table-cell>
        </table:table-row>
        <table:table-row table:style-name="TableLine94228989352224"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Manager</text:p>
          </table:table-cell>
          <table:table-cell table:style-name="Table3.A1" office:value-type="string">
            <text:p text:style-name="P8">2016-02-20 00:00:00</text:p>
          </table:table-cell>
        </table:table-row>
        <table:table-row table:style-name="TableLine94228989352576"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8">Executive</text:p>
          </table:table-cell>
          <table:table-cell table:style-name="Table3.A1" office:value-type="string">
            <text:p text:style-name="P8">2016-06-11 00:00:00</text:p>
          </table:table-cell>
        </table:table-row>
        <table:table-row table:style-name="TableLine94228989353328">
          <table:table-cell table:style-name="Table3.A1" office:value-type="string">
            <text:p text:style-name="P8">8</text:p>
          </table:table-cell>
          <table:table-cell table:style-name="Table3.A1" office:value-type="string">
            <text:p text:style-name="P8">Executive</text:p>
          </table:table-cell>
          <table:table-cell table:style-name="Table3.A1" office:value-type="string">
            <text:p text:style-name="P8">2016-06-11 00:00:00</text:p>
          </table:table-cell>
        </table:table-row>
        <table:table-row table:style-name="TableLine94228989354256">
          <table:table-cell table:style-name="Table3.A1" office:value-type="string">
            <text:p text:style-name="P8">5</text:p>
          </table:table-cell>
          <table:table-cell table:style-name="Table3.A1" office:value-type="string">
            <text:p text:style-name="P8">Manager</text:p>
          </table:table-cell>
          <table:table-cell table:style-name="Table3.A1" office:value-type="string">
            <text:p text:style-name="P8">2016-06-11 00:00:00</text:p>
          </table:table-cell>
        </table:table-row>
        <table:table-row table:style-name="TableLine94228989355296"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8">Asst. Manager</text:p>
          </table:table-cell>
          <table:table-cell table:style-name="Table3.A1" office:value-type="string">
            <text:p text:style-name="P8">2016-06-11 00:00:00</text:p>
          </table:table-cell>
        </table:table-row>
        <table:table-row table:style-name="TableLine94228989356208">
          <table:table-cell table:style-name="Table3.A1" office:value-type="string">
            <text:p text:style-name="P8">7</text:p>
          </table:table-cell>
          <table:table-cell table:style-name="Table3.A1" office:value-type="string">
            <text:p text:style-name="P8">Executive</text:p>
          </table:table-cell>
          <table:table-cell table:style-name="Table3.A1" office:value-type="string">
            <text:p text:style-name="P8">2016-06-11 00:00:00</text:p>
          </table:table-cell>
        </table:table-row>
        <table:table-row table:style-name="TableLine94228967535248">
          <table:table-cell table:style-name="Table3.A1" office:value-type="string">
            <text:p text:style-name="P8">6</text:p>
          </table:table-cell>
          <table:table-cell table:style-name="Table3.A1" office:value-type="string">
            <text:p text:style-name="P8">Lead</text:p>
          </table:table-cell>
          <table:table-cell table:style-name="Table3.A1" office:value-type="string">
            <text:p text:style-name="P8">2016-06-11 00:00:00</text:p>
          </table:table-cell>
        </table:table-row>
        <table:table-row table:style-name="TableLine94228967536096"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8">Lead</text:p>
          </table:table-cell>
          <table:table-cell table:style-name="Table3.A1" office:value-type="string">
            <text:p text:style-name="P8">2016-06-11 00:00:00</text:p>
          </table:table-cell>
        </table:table-row>
      </table:table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=&gt; SQL Queries</text:p>
      <text:p text:style-name="P5"/>
      <text:h text:style-name="P10" text:outline-level="4">Q-1. Write an SQL query to print the first three characters of  FIRST_NAME from Worker table.</text:h>
      <text:p text:style-name="P11">--<text:span text:style-name="T5">&gt; SELECT SUBSTRING(FIRST_NAME,1,3) </text:span></text:p>
      <text:p text:style-name="P11"><text:s text:c="5"/>FROM tbl_Worker;</text:p>
      <text:p text:style-name="P12">Q-2. Write an SQL query to show only odd rows from a table.</text:p>
      <text:p text:style-name="P15">--<text:span text:style-name="T6">&gt; SELECT * FROM tbl_Worker WHERE (WORKER_ID % 2) = 1;</text:span></text:p>
      <text:p text:style-name="P12"/>
      <text:p text:style-name="P12">Q-3. Write an SQL query to print details of the Workers whose FIRST_NAME ends with ‘h’ and contains six alphabets.</text:p>
      <text:p text:style-name="P15">--<text:span text:style-name="T7">&gt; </text:span>Select * from tbl_Worker where FIRST_NAME like '_____h';</text:p>
      <text:p text:style-name="P12">Q-4. Write an SQL query to fetch the count of employees working in the department ‘Admin’.</text:p>
      <text:p text:style-name="P15">--<text:span text:style-name="T8">&gt; SELECT COUNT(*) FROM tbl_Worker WHERE DEPARTMENT = 'Admin';</text:span></text:p>
      <text:p text:style-name="P12"/>
      <text:p text:style-name="P12">Q-5. Write an SQL query to print details of the Workers whose SALARY lies between 100000 and 500000.</text:p>
      <text:p text:style-name="P15">--<text:span text:style-name="T8">&gt;Select * from tbl_Worker where SALARY between 100000 and 500000;</text:span></text:p>
      <text:p text:style-name="P12"/>
      <text:p text:style-name="P12">Q-6. Write an SQL query to print details of the Workers who have joined in Feb’2014.</text:p>
      <text:p text:style-name="P15">--<text:span text:style-name="T12">&gt;Select * from tbl_Worker where year(JOINING_DATE) = 2014 and month(JOINING_DATE) = 2;</text:span></text:p>
      <text:p text:style-name="P15"/>
      <text:p text:style-name="P12">Q-7. Write an SQL query to fetch “FIRST_NAME” from Worker table in upper case.</text:p>
      <text:p text:style-name="P16">--<text:span text:style-name="T13">&gt; SELECT UPPER(FIRST_NAME) FROM tbl_Worker;</text:span></text:p>
      <text:p text:style-name="P16"/>
      <text:p text:style-name="P12">Q-8. Write an SQL query to fetch worker names with salaries &gt;= 50000 and &lt;= 100000.</text:p>
      <text:p text:style-name="P15">--<text:span text:style-name="T13">&gt;SELECT CONCAT(FIRST_NAME, ' ', LAST_NAME) As Worker_Name, Salary</text:span></text:p>
      <text:p text:style-name="P15">FROM tbl_Worker </text:p>
      <text:p text:style-name="P15">WHERE WORKER_ID IN </text:p>
      <text:p text:style-name="P15">(SELECT WORKER_ID FROM tbl_Worker</text:p>
      <text:p text:style-name="P15">WHERE SALARY BETWEEN 50000 AND 100000);</text:p>
      <text:p text:style-name="P12"/>
      <text:p text:style-name="P12"><text:soft-page-break/>Q-9. Write an SQL query to print details of the Workers who are also Managers.</text:p>
      <text:p text:style-name="P12"><text:span text:style-name="T9">--</text:span><text:span text:style-name="T11">&gt;SELECT DISTINCT W.FIRST_NAME, T.WORKER_TITLE</text:span></text:p>
      <text:p text:style-name="P15">FROM tbl_Worker W</text:p>
      <text:p text:style-name="P15">INNER JOIN tbl_Title T</text:p>
      <text:p text:style-name="P15">ON W.WORKER_ID = T.WORKER_REF_ID</text:p>
      <text:p text:style-name="P15">AND T.WORKER_TITLE in ('Manager');</text:p>
      <text:p text:style-name="P12"/>
      <text:p text:style-name="P12">Q-10. Write an SQL query to fetch unique values of DEPARTMENT from Worker table.</text:p>
      <text:p text:style-name="P15">--<text:span text:style-name="T15">&gt; Select distinct DEPARTMENT from tbl_Worker;</text:span></text:p>
      <text:p text:style-name="P12"/>
      <text:p text:style-name="P12">Q-11. Write an SQL query to fetch the first 50% records from a table.</text:p>
      <text:p text:style-name="P15">--<text:span text:style-name="T15">&gt;SELECT *</text:span></text:p>
      <text:p text:style-name="P15">FROM tbl_Worker</text:p>
      <text:p text:style-name="P15">WHERE WORKER_ID &lt;= (SELECT count(WORKER_ID)/2 from tbl_Worker);</text:p>
      <text:p text:style-name="P14"/>
      <text:p text:style-name="P12">Q-12. Write an SQL query to print the FIRST_NAME from Worker table after removing white spaces from the right side.</text:p>
      <text:p text:style-name="P15">--<text:span text:style-name="T16">&gt;Select RTRIM(FIRST_NAME) from tbl_Worker;</text:span></text:p>
      <text:p text:style-name="P12"/>
      <text:p text:style-name="P12">Q-13. Write an SQL query to print the FIRST_NAME from Worker table after replacing ‘a’ with ‘A’.</text:p>
      <text:p text:style-name="P15">--<text:span text:style-name="T16">&gt;Select REPLACE(FIRST_NAME,'a','A') from tbl_Worker;</text:span></text:p>
      <text:p text:style-name="P12"/>
      <text:p text:style-name="P12">Q-14. Write an SQL query to print the FIRST_NAME and LAST_NAME from Worker table into a single column COMPLETE_NAME. A space char should separate them.</text:p>
      <text:p text:style-name="P15">--<text:span text:style-name="T16">&gt;Select CONCAT(FIRST_NAME, ' ', LAST_NAME) AS 'COMPLETE_NAME' from tbl_Worker;</text:span></text:p>
      <text:p text:style-name="P12"/>
      <text:p text:style-name="P12">Q-15. Write an SQL query to print all Worker details from the Worker table order by FIRST_NAME Ascending and DEPARTMENT Descending.</text:p>
      <text:p text:style-name="P15">--<text:span text:style-name="T17">&gt;Select * from tbl_Worker order by FIRST_NAME asc,DEPARTMENT desc;</text:span></text:p>
      <text:p text:style-name="P12"/>
      <text:p text:style-name="P12"><text:soft-page-break/>Q-16. Write an SQL query to print details of workers excluding first names, “Vipul” and “Satish” from Worker table.</text:p>
      <text:p text:style-name="P15">--<text:span text:style-name="T17">&gt;Select * from tbl_Worker where FIRST_NAME not in ('Vipul','Satish');</text:span></text:p>
      <text:p text:style-name="P12"/>
      <text:p text:style-name="P12">Q-17. Write an SQL query to show the current date and time.</text:p>
      <text:p text:style-name="P15">--<text:span text:style-name="T17">&gt;SELECT CURRENT_TIMESTAMP();</text:span></text:p>
      <text:p text:style-name="P17"><text:span text:style-name="T3">--</text:span><text:span text:style-name="T4">&gt;</text:span>SELECT NOW();</text:p>
      <text:p text:style-name="P17"><text:span text:style-name="T3">--</text:span><text:span text:style-name="T4">&gt;</text:span>SELECT CURDATE();</text:p>
      <text:p text:style-name="P17"><text:span text:style-name="T3">--</text:span><text:span text:style-name="T4">&gt;</text:span>SELECT getdate();</text:p>
      <text:p text:style-name="P17"><text:span text:style-name="T3">--</text:span><text:span text:style-name="T4">&gt;</text:span>SELECT SYSDATE FROM DUAL;</text:p>
      <text:p text:style-name="P12">Q-18. Write an SQL query to show the second highest salary from a table.</text:p>
      <text:p text:style-name="P15">--<text:span text:style-name="T18">&gt;Select max(SALARY) from tbl_Worker </text:span></text:p>
      <text:p text:style-name="P15">where SALARY not in (Select max(SALARY) from tbl_Worker);</text:p>
      <text:p text:style-name="P12"/>
      <text:p text:style-name="P12">Q-19. Write an SQL query to show one row twice in results from a table.</text:p>
      <text:p text:style-name="P15">--<text:span text:style-name="T19">&gt;select FIRST_NAME, DEPARTMENT from tbl_Worker W where W.DEPARTMENT='HR' </text:span></text:p>
      <text:p text:style-name="P15">union all </text:p>
      <text:p text:style-name="P15">select FIRST_NAME, DEPARTMENT from tbl_Worker W1 where W1.DEPARTMENT='HR';</text:p>
      <text:p text:style-name="P12"/>
      <text:p text:style-name="P12">Q-20. Write an SQL query to fetch intersecting records of two tables.</text:p>
      <text:p text:style-name="P15">--<text:span text:style-name="T19">&gt;SELECT WORKER_ID FROM tbl_Worker INTERSECT SELECT WORKER_REF_ID FROM tbl_Bonus;</text:span></text:p>
      <text:p text:style-name="P12"/>
      <text:p text:style-name="P1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rebuchet ms" svg:font-family="'trebuchet ms', gene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2:42:10.726184562</meta:creation-date>
    <dc:date>2022-07-27T16:45:58.883465092</dc:date>
    <meta:editing-duration>PT44M4S</meta:editing-duration>
    <meta:editing-cycles>9</meta:editing-cycles>
    <meta:generator>LibreOffice/6.4.7.2$Linux_X86_64 LibreOffice_project/40$Build-2</meta:generator>
    <meta:document-statistic meta:table-count="3" meta:image-count="0" meta:object-count="0" meta:page-count="4" meta:paragraph-count="162" meta:word-count="694" meta:character-count="4374" meta:non-whitespace-character-count="3854"/>
  </office:meta>
</office:document-meta>
</file>